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text-properties officeooo:rsid="00018e93" officeooo:paragraph-rsid="00018e93"/>
    </style:style>
    <style:style style:name="P2" style:family="paragraph" style:parent-style-name="Standard">
      <style:text-properties officeooo:rsid="00018e93" officeooo:paragraph-rsid="00018e93"/>
    </style:style>
    <style:style style:name="P3" style:family="paragraph" style:parent-style-name="Standard">
      <style:text-properties officeooo:rsid="000287c2" officeooo:paragraph-rsid="000287c2"/>
    </style:style>
    <style:style style:name="P4" style:family="paragraph" style:parent-style-name="Standard">
      <style:text-properties officeooo:paragraph-rsid="000287c2"/>
    </style:style>
    <style:style style:name="P5" style:family="paragraph" style:parent-style-name="Standard">
      <style:text-properties fo:font-size="18pt" fo:font-weight="bold" officeooo:rsid="00018e93" officeooo:paragraph-rsid="00018e93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style="italic" officeooo:rsid="000287c2" officeooo:paragraph-rsid="000287c2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italic" officeooo:rsid="00048eb9" officeooo:paragraph-rsid="00048eb9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officeooo:rsid="00018e93" officeooo:paragraph-rsid="00018e93" style:font-size-asian="14pt" style:font-style-asian="italic" style:font-size-complex="14pt" style:font-style-complex="italic"/>
    </style:style>
    <style:style style:name="P9" style:family="paragraph" style:parent-style-name="Text_20_body">
      <style:text-properties officeooo:rsid="00018e93" officeooo:paragraph-rsid="00018e93"/>
    </style:style>
    <style:style style:name="P10" style:family="paragraph" style:parent-style-name="Text_20_body">
      <style:text-properties fo:color="#c9211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>
      <style:text-properties officeooo:rsid="000287c2" officeooo:paragraph-rsid="000287c2"/>
    </style:style>
    <style:style style:name="P14" style:family="paragraph" style:parent-style-name="Text_20_body">
      <style:text-properties fo:font-size="14pt" fo:font-style="italic" officeooo:rsid="00018e93" officeooo:paragraph-rsid="00018e93" style:font-size-asian="14pt" style:font-style-asian="italic" style:font-size-complex="14pt" style:font-style-complex="italic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c9211e"/>
    </style:style>
    <style:style style:name="T2" style:family="text">
      <style:text-properties officeooo:rsid="00033361"/>
    </style:style>
    <style:style style:name="T3" style:family="text">
      <style:text-properties officeooo:rsid="00048eb9"/>
    </style:style>
    <style:style style:name="T4" style:family="text">
      <style:text-properties fo:font-size="14pt" fo:font-style="italic" officeooo:rsid="00048eb9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0287c2" style:font-size-asian="14pt" style:font-style-asian="italic" style:font-size-complex="14pt" style:font-style-complex="italic"/>
    </style:style>
    <style:style style:name="T6" style:family="text">
      <style:text-properties fo:font-size="14pt" fo:font-style="italic" officeooo:rsid="00033361" style:font-size-asian="14pt" style:font-style-asian="italic" style:font-size-complex="14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I SIAMO</text:p>
      <text:p text:style-name="P9"><text:span text:style-name="Emphasis">Il Salice</text:span> nasce dalla volontà di due amici di lavorare insieme per portare il trattamento <text:span text:style-name="T1">e la ricerca</text:span> in osteopatia anche a <text:a xlink:type="simple" xlink:href="https://ilsalice.netlify.app/#" text:style-name="Internet_20_link" text:visited-style-name="Visited_20_Internet_20_Link">San Giovanni in Marignano</text:a>. Entrambi massofisioterapisti, <text:a xlink:type="simple" xlink:href="https://ilsalice.netlify.app/#" text:style-name="Internet_20_link" text:visited-style-name="Visited_20_Internet_20_Link">Marco</text:a> e <text:a xlink:type="simple" xlink:href="https://ilsalice.netlify.app/#" text:style-name="Internet_20_link" text:visited-style-name="Visited_20_Internet_20_Link">Giacomo</text:a> si sono specializzati nell’esecuzione di tecniche e manovre osteopatiche, tra le quali ad esempio il <text:span text:style-name="Strong_20_Emphasis">trattamento fasciale</text:span> ed il <text:span text:style-name="Strong_20_Emphasis">cranio sacrale</text:span>. </text:p>
      <text:p text:style-name="P10">Già dal nome lo studio richiama l’armonia e la tranquillità della natura, da cui ci si lascia ispirare sia nell’esecuzione del lavoro terapeutico sia nell’arredamento. </text:p>
      <text:p text:style-name="P2"/>
      <text:p text:style-name="P5">L’OSTEOPATIA (O IL TRATTAMENTO MANUALE?)</text:p>
      <text:p text:style-name="P4"><text:span text:style-name="T4">Che cos’è</text:span><text:span text:style-name="T5"> </text:span><text:span text:style-name="T6">(breve introduzione con citazione)</text:span></text:p>
      <text:p text:style-name="P6">A chi si rivolge <text:span text:style-name="T2">(</text:span>Adulti – Anziani – Sportivi<text:span text:style-name="T2">)</text:span></text:p>
      <text:p text:style-name="P7">I problemi più comuni</text:p>
      <text:p text:style-name="P13">Sono tanti i problemi di salute che ogni giorno incontriamo in studio, spesso molto diversi tra loro. I più frequenti sono: </text:p>
      <text:list xml:id="list2711228502" text:style-name="L2">
        <text:list-item>
          <text:p text:style-name="P16"><text:span text:style-name="Strong_20_Emphasis">cervicalgia</text:span>, dolore al collo </text:p>
        </text:list-item>
        <text:list-item>
          <text:p text:style-name="P16"><text:span text:style-name="Strong_20_Emphasis">lombalgia</text:span>, dolore alla zona bassa della schiena </text:p>
        </text:list-item>
        <text:list-item>
          <text:p text:style-name="P16"><text:span text:style-name="Strong_20_Emphasis">cefalee ed emicranie</text:span>, varie forme di mal di testa </text:p>
        </text:list-item>
        <text:list-item>
          <text:p text:style-name="P16"><text:span text:style-name="Strong_20_Emphasis">sciatalgie</text:span>, bruciore del nervo sciatico </text:p>
        </text:list-item>
        <text:list-item>
          <text:p text:style-name="P12">dolori e blocchi articolari delle spalle </text:p>
        </text:list-item>
      </text:list>
      <text:p text:style-name="Text_20_body">Esistono tuttavia tante altre situazioni in cui è possibile intervenire con il trattamento manuale osteopatico. Per citare le più diffuse: nausea e vertigini, problemi viscerali, dolori alla pianta del piede, formicolio e parestesia alle mani. </text:p>
      <text:p text:style-name="P3"/>
      <text:p text:style-name="P2"/>
      <text:p text:style-name="P5">COSA FACCIAMO</text:p>
      <text:p text:style-name="P8">Tipologie di trattamento</text:p>
      <text:p text:style-name="P9">Le metodologie di trattamento che adottiamo nel nostro studio comprendono: </text:p>
      <text:list xml:id="list4119852689" text:style-name="L1">
        <text:list-item>
          <text:p text:style-name="P15">terapia manuale osteopatica </text:p>
        </text:list-item>
        <text:list-item>
          <text:p text:style-name="P15">cranio sacrale </text:p>
        </text:list-item>
        <text:list-item>
          <text:p text:style-name="P15">fasciale </text:p>
        </text:list-item>
        <text:list-item>
          <text:p text:style-name="P15">viscerale </text:p>
        </text:list-item>
        <text:list-item>
          <text:p text:style-name="P15">riabilitazione e rieducazione post trauma o post chirurgia </text:p>
        </text:list-item>
        <text:list-item>
          <text:p text:style-name="P11">rieducazione e riequilibrio posturale </text:p>
        </text:list-item>
      </text:list>
      <text:p text:style-name="P14">Come si svolge la terapia</text:p>
      <text:h text:style-name="P1" text:outline-level="6">VALUTAZIONE</text:h>
      <text:p text:style-name="Text_20_body">Durante il primo appuntamento, di circa un'ora, viene fatta una <text:span text:style-name="Strong_20_Emphasis">valutazione generale</text:span>, per raccogliere le informazioni necessarie ad impostare il successivo iter terapeutico. La valutazione riguarda il corpo nella sua totalità, secondo un <text:span text:style-name="Strong_20_Emphasis">approccio olistico</text:span>: questo permette di individuare le cause dei disturbi anche quando queste si trovano in zone distanti o apparentemente scollegate. </text:p>
      <text:h text:style-name="Heading_20_6" text:outline-level="6"><text:soft-page-break/>INTERVENTO</text:h>
      <text:p text:style-name="Text_20_body">Gli appuntamenti successivi hanno una durata di circa 45-50 minuti, durante i quali si procede al trattamento manuale vero e proprio. Ogni seduta si conclude con una breve verifica per valutare i risultati ottenuti. Tipicamente un ciclo di trattamenti comprende dai 3 ai 6 appuntamenti, anche se questo può variare molto in base al soggetto e alla problematica in questione! </text:p>
      <text:h text:style-name="Heading_20_6" text:outline-level="6">ESERCIZI</text:h>
      <text:p text:style-name="Text_20_body">Un supporto importante al lavoro terapeutico che viene fatto in studio sono gli <text:span text:style-name="Strong_20_Emphasis">esercizi rieducativi</text:span> o di <text:span text:style-name="Strong_20_Emphasis">allungamento</text:span>, da svolgere quotidianamente a casa. Questi vengono proposti in maniera personalizzata per ogni paziente, e verificati in studio di volta in volta. </text:p>
      <text:p text:style-name="P9"/>
      <text:p text:style-name="P2"/>
      <text:p text:style-name="P5">DOVE SIAMO</text:p>
      <text:p text:style-name="P5">CAROSELLO DI FO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3:27:18.380259975</meta:creation-date>
    <dc:date>2021-02-10T13:34:48.775299906</dc:date>
    <meta:editing-duration>PT7M3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400" meta:character-count="2639" meta:non-whitespace-character-count="2261"/>
  </office:meta>
</office:document-meta>
</file>